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67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-precision-recall-curve" table:style-name="ta1">
        <table:shapes>
          <draw:frame draw:z-index="0" draw:style-name="gr1" draw:text-style-name="P1" svg:width="159.99mm" svg:height="89.99mm" svg:x="0mm" svg:y="69.79mm">
            <draw:object draw:notify-on-update-of-ranges="'average-precision-recall-curve'.A3:'average-precision-recall-curve'.A3 'average-precision-recall-curve'.A4:'average-precision-recall-curve'.A13 'average-precision-recall-curve'.B3:'average-precision-recall-curve'.B3 'average-precision-recall-curve'.B4:'average-precision-recall-curve'.B13 'average-precision-recall-curve'.C3:'average-precision-recall-curve'.C3 'average-precision-recall-curve'.C4:'average-precision-recall-curve'.C13 'average-precision-recall-curve'.D3:'average-precision-recall-curve'.D3 'average-precision-recall-curve'.D4:'average-precision-recall-curve'.D13 'average-precision-recall-curve'.E3:'average-precision-recall-curve'.E3 'average-precision-recall-curve'.E4:'average-precision-recall-curve'.E13 'average-precision-recall-curve'.F3:'average-precision-recall-curve'.F3 'average-precision-recall-curve'.F4:'average-precision-recall-curve'.F13 'average-precision-recall-curve'.G3:'average-precision-recall-curve'.G3 'average-precision-recall-curve'.G4:'average-precision-recall-curve'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 office:value-type="string" calcext:value-type="string">
            <text:p>Precisão/Revocação</text:p>
          </table:table-cell>
          <table:table-cell table:style-name="ce1" office:value-type="string" calcext:value-type="string">
            <text:p>Deckard</text:p>
          </table:table-cell>
          <table:table-cell table:style-name="ce1" office:value-type="string" calcext:value-type="string">
            <text:p>Jplag</text:p>
          </table:table-cell>
          <table:table-cell table:style-name="ce1" office:value-type="string" calcext:value-type="string">
            <text:p>LCCSS</text:p>
          </table:table-cell>
          <table:table-cell table:style-name="ce1" office:value-type="string" calcext:value-type="string">
            <text:p>LCS</text:p>
          </table:table-cell>
          <table:table-cell table:style-name="ce1" office:value-type="string" calcext:value-type="string">
            <text:p>Simian</text:p>
          </table:table-cell>
          <table:table-cell/>
          <table:table-cell table:style-name="ce3" office:value-type="string" calcext:value-type="string">
            <text:p>Deckard</text:p>
          </table:table-cell>
          <table:table-cell office:value-type="string" calcext:value-type="string">
            <text:p>minToken = 40, stride = inf; similarity =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47826" calcext:value-type="float">
            <text:p>0,9347826</text:p>
          </table:table-cell>
          <table:table-cell office:value-type="float" office:value="0.9130435" calcext:value-type="float">
            <text:p>0,9130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82609" calcext:value-type="float">
            <text:p>0,9782609</text:p>
          </table:table-cell>
          <table:table-cell/>
          <table:table-cell table:style-name="ce3" office:value-type="string" calcext:value-type="string">
            <text:p>Jplag</text:p>
          </table:table-cell>
          <table:table-cell office:value-type="string" calcext:value-type="string">
            <text:p>sensitivity = 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56522" calcext:value-type="float">
            <text:p>0,6956522</text:p>
          </table:table-cell>
          <table:table-cell office:value-type="float" office:value="0.5108696" calcext:value-type="float">
            <text:p>0,5108696</text:p>
          </table:table-cell>
          <table:table-cell office:value-type="float" office:value="1" calcext:value-type="float">
            <text:p>1</text:p>
          </table:table-cell>
          <table:table-cell office:value-type="float" office:value="0.9891304" calcext:value-type="float">
            <text:p>0,98913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Threshold</text:p>
          </table:table-cell>
          <table:table-cell office:value-type="string" calcext:value-type="string">
            <text:p>threshold = 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13043" calcext:value-type="float">
            <text:p>0,6413043</text:p>
          </table:table-cell>
          <table:table-cell office:value-type="float" office:value="0.4365942" calcext:value-type="float">
            <text:p>0,4365942</text:p>
          </table:table-cell>
          <table:table-cell office:value-type="float" office:value="1" calcext:value-type="float">
            <text:p>1</text:p>
          </table:table-cell>
          <table:table-cell office:value-type="float" office:value="0.9855072" calcext:value-type="float">
            <text:p>0,98550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42754" calcext:value-type="float">
            <text:p>0,6242754</text:p>
          </table:table-cell>
          <table:table-cell office:value-type="float" office:value="0.4775362" calcext:value-type="float">
            <text:p>0,4775362</text:p>
          </table:table-cell>
          <table:table-cell office:value-type="float" office:value="1" calcext:value-type="float">
            <text:p>1</text:p>
          </table:table-cell>
          <table:table-cell office:value-type="float" office:value="0.9380435" calcext:value-type="float">
            <text:p>0,93804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63044" calcext:value-type="float">
            <text:p>0,5663044</text:p>
          </table:table-cell>
          <table:table-cell office:value-type="float" office:value="0.4971532" calcext:value-type="float">
            <text:p>0,4971532</text:p>
          </table:table-cell>
          <table:table-cell office:value-type="float" office:value="1" calcext:value-type="float">
            <text:p>1</text:p>
          </table:table-cell>
          <table:table-cell office:value-type="float" office:value="0.8958592" calcext:value-type="float">
            <text:p>0,89585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25362" calcext:value-type="float">
            <text:p>0,5525362</text:p>
          </table:table-cell>
          <table:table-cell office:value-type="float" office:value="0.5018116" calcext:value-type="float">
            <text:p>0,5018116</text:p>
          </table:table-cell>
          <table:table-cell office:value-type="float" office:value="1" calcext:value-type="float">
            <text:p>1</text:p>
          </table:table-cell>
          <table:table-cell office:value-type="float" office:value="0.8813406" calcext:value-type="float">
            <text:p>0,881340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240856" calcext:value-type="float">
            <text:p>0,5240856</text:p>
          </table:table-cell>
          <table:table-cell office:value-type="float" office:value="0.4885438" calcext:value-type="float">
            <text:p>0,4885438</text:p>
          </table:table-cell>
          <table:table-cell office:value-type="float" office:value="1" calcext:value-type="float">
            <text:p>1</text:p>
          </table:table-cell>
          <table:table-cell office:value-type="float" office:value="0.8640097" calcext:value-type="float">
            <text:p>0,864009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56357" calcext:value-type="float">
            <text:p>0,4956357</text:p>
          </table:table-cell>
          <table:table-cell office:value-type="float" office:value="0.4647563" calcext:value-type="float">
            <text:p>0,4647563</text:p>
          </table:table-cell>
          <table:table-cell office:value-type="float" office:value="1" calcext:value-type="float">
            <text:p>1</text:p>
          </table:table-cell>
          <table:table-cell office:value-type="float" office:value="0.8362978" calcext:value-type="float">
            <text:p>0,836297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72878" calcext:value-type="float">
            <text:p>0,4672878</text:p>
          </table:table-cell>
          <table:table-cell office:value-type="float" office:value="0.44755" calcext:value-type="float">
            <text:p>0,44755</text:p>
          </table:table-cell>
          <table:table-cell office:value-type="float" office:value="1" calcext:value-type="float">
            <text:p>1</text:p>
          </table:table-cell>
          <table:table-cell office:value-type="float" office:value="0.8139407" calcext:value-type="float">
            <text:p>0,81394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02174" calcext:value-type="float">
            <text:p>0,3902174</text:p>
          </table:table-cell>
          <table:table-cell office:value-type="float" office:value="0.4017598" calcext:value-type="float">
            <text:p>0,4017598</text:p>
          </table:table-cell>
          <table:table-cell office:value-type="float" office:value="1" calcext:value-type="float">
            <text:p>1</text:p>
          </table:table-cell>
          <table:table-cell office:value-type="float" office:value="0.7775621" calcext:value-type="float">
            <text:p>0,77756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1T13:57:25.566408322</dc:date>
    <meta:editing-duration>PT18M39S</meta:editing-duration>
    <meta:editing-cycles>1</meta:editing-cycles>
    <meta:generator>LibreOffice/6.2.3.2$Linux_X86_64 LibreOffice_project/20$Build-2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2.956cm" style:legend-expansion="high" chart:style-name="ch2"/>
        <chart:plot-area chart:style-name="ch3" table:cell-range-address="'average-precision-recall-curve'.A3:'average-precision-recall-curve'.G13" chart:data-source-has-labels="both" svg:x="0.32cm" svg:y="0.18cm" svg:width="12.587cm" svg:height="8.64cm">
          <chartooo:coordinate-region svg:x="1.047cm" svg:y="0.38cm" svg:width="11.674cm" svg:height="7.793cm"/>
          <chart:axis chart:dimension="x" chart:name="primary-x" chart:style-name="ch4" chartooo:axis-type="auto">
            <chartooo:date-scale/>
            <chart:categories table:cell-range-address="'average-precision-recall-curve'.A4:'average-precision-recall-curve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erage-precision-recall-curve'.B4:'average-precision-recall-curve'.B13" chart:label-cell-address="'average-precision-recall-curve'.B3:'average-precision-recall-curve'.B3" chart:class="chart:line">
            <chart:data-point chart:repeated="10"/>
          </chart:series>
          <chart:series chart:style-name="ch7" chart:values-cell-range-address="'average-precision-recall-curve'.C4:'average-precision-recall-curve'.C13" chart:label-cell-address="'average-precision-recall-curve'.C3:'average-precision-recall-curve'.C3" chart:class="chart:line">
            <chart:data-point chart:repeated="10"/>
          </chart:series>
          <chart:series chart:style-name="ch8" chart:values-cell-range-address="'average-precision-recall-curve'.D4:'average-precision-recall-curve'.D13" chart:label-cell-address="'average-precision-recall-curve'.D3:'average-precision-recall-curve'.D3" chart:class="chart:line">
            <chart:data-point chart:repeated="10"/>
          </chart:series>
          <chart:series chart:style-name="ch9" chart:values-cell-range-address="'average-precision-recall-curve'.E4:'average-precision-recall-curve'.E13" chart:label-cell-address="'average-precision-recall-curve'.E3:'average-precision-recall-curve'.E3" chart:class="chart:line">
            <chart:data-point chart:repeated="10"/>
          </chart:series>
          <chart:series chart:style-name="ch10" chart:values-cell-range-address="'average-precision-recall-curve'.F4:'average-precision-recall-curve'.F13" chart:label-cell-address="'average-precision-recall-curve'.F3:'average-precision-recall-curve'.F3" chart:class="chart:line">
            <chart:data-point chart:repeated="10"/>
          </chart:series>
          <chart:series chart:style-name="ch11" chart:values-cell-range-address="'average-precision-recall-curve'.G4:'average-precision-recall-curve'.G13" chart:label-cell-address="'average-precision-recall-curve'.G3:'average-precision-recall-curve'.G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kard</text:p>
                <draw:g>
                  <svg:desc>'average-precision-recall-curve'.B3:'average-precision-recall-curve'.B3</svg:desc>
                </draw:g>
              </table:table-cell>
              <table:table-cell office:value-type="string">
                <text:p>Jplag</text:p>
                <draw:g>
                  <svg:desc>'average-precision-recall-curve'.C3:'average-precision-recall-curve'.C3</svg:desc>
                </draw:g>
              </table:table-cell>
              <table:table-cell office:value-type="string">
                <text:p>LCCSS</text:p>
                <draw:g>
                  <svg:desc>'average-precision-recall-curve'.D3:'average-precision-recall-curve'.D3</svg:desc>
                </draw:g>
              </table:table-cell>
              <table:table-cell office:value-type="string">
                <text:p>LCS</text:p>
                <draw:g>
                  <svg:desc>'average-precision-recall-curve'.E3:'average-precision-recall-curve'.E3</svg:desc>
                </draw:g>
              </table:table-cell>
              <table:table-cell office:value-type="string">
                <text:p>Simian</text:p>
                <draw:g>
                  <svg:desc>'average-precision-recall-curve'.F3:'average-precision-recall-curve'.F3</svg:desc>
                </draw:g>
              </table:table-cell>
              <table:table-cell office:value-type="string">
                <text:p/>
                <draw:g>
                  <svg:desc>'average-precision-recall-curve'.G3:'average-precision-recall-curve'.G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-precision-recall-curve'.A4:'average-precision-recall-curve'.A13</svg:desc>
                </draw:g>
              </table:table-cell>
              <table:table-cell office:value-type="float" office:value="0.9347826">
                <text:p>0.9347826</text:p>
                <draw:g>
                  <svg:desc>'average-precision-recall-curve'.B4:'average-precision-recall-curve'.B13</svg:desc>
                </draw:g>
              </table:table-cell>
              <table:table-cell office:value-type="float" office:value="0.9130435">
                <text:p>0.9130435</text:p>
                <draw:g>
                  <svg:desc>'average-precision-recall-curve'.C4:'average-precision-recall-curve'.C13</svg:desc>
                </draw:g>
              </table:table-cell>
              <table:table-cell office:value-type="float" office:value="1">
                <text:p>1</text:p>
                <draw:g>
                  <svg:desc>'average-precision-recall-curve'.D4:'average-precision-recall-curve'.D13</svg:desc>
                </draw:g>
              </table:table-cell>
              <table:table-cell office:value-type="float" office:value="1">
                <text:p>1</text:p>
                <draw:g>
                  <svg:desc>'average-precision-recall-curve'.E4:'average-precision-recall-curve'.E13</svg:desc>
                </draw:g>
              </table:table-cell>
              <table:table-cell office:value-type="float" office:value="0.9782609">
                <text:p>0.9782609</text:p>
                <draw:g>
                  <svg:desc>'average-precision-recall-curve'.F4:'average-precision-recall-curve'.F13</svg:desc>
                </draw:g>
              </table:table-cell>
              <table:table-cell office:value-type="float" office:value="NaN">
                <text:p>NaN</text:p>
                <draw:g>
                  <svg:desc>'average-precision-recall-curve'.G4:'average-precision-recall-curve'.G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956522">
                <text:p>0.6956522</text:p>
              </table:table-cell>
              <table:table-cell office:value-type="float" office:value="0.5108696">
                <text:p>0.5108696</text:p>
              </table:table-cell>
              <table:table-cell office:value-type="float" office:value="1">
                <text:p>1</text:p>
              </table:table-cell>
              <table:table-cell office:value-type="float" office:value="0.9891304">
                <text:p>0.98913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13043">
                <text:p>0.6413043</text:p>
              </table:table-cell>
              <table:table-cell office:value-type="float" office:value="0.4365942">
                <text:p>0.4365942</text:p>
              </table:table-cell>
              <table:table-cell office:value-type="float" office:value="1">
                <text:p>1</text:p>
              </table:table-cell>
              <table:table-cell office:value-type="float" office:value="0.9855072">
                <text:p>0.98550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242754">
                <text:p>0.6242754</text:p>
              </table:table-cell>
              <table:table-cell office:value-type="float" office:value="0.4775362">
                <text:p>0.4775362</text:p>
              </table:table-cell>
              <table:table-cell office:value-type="float" office:value="1">
                <text:p>1</text:p>
              </table:table-cell>
              <table:table-cell office:value-type="float" office:value="0.9380435">
                <text:p>0.93804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663044">
                <text:p>0.5663044</text:p>
              </table:table-cell>
              <table:table-cell office:value-type="float" office:value="0.4971532">
                <text:p>0.4971532</text:p>
              </table:table-cell>
              <table:table-cell office:value-type="float" office:value="1">
                <text:p>1</text:p>
              </table:table-cell>
              <table:table-cell office:value-type="float" office:value="0.8958592">
                <text:p>0.89585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525362">
                <text:p>0.5525362</text:p>
              </table:table-cell>
              <table:table-cell office:value-type="float" office:value="0.5018116">
                <text:p>0.5018116</text:p>
              </table:table-cell>
              <table:table-cell office:value-type="float" office:value="1">
                <text:p>1</text:p>
              </table:table-cell>
              <table:table-cell office:value-type="float" office:value="0.8813406">
                <text:p>0.88134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240856">
                <text:p>0.5240856</text:p>
              </table:table-cell>
              <table:table-cell office:value-type="float" office:value="0.4885438">
                <text:p>0.4885438</text:p>
              </table:table-cell>
              <table:table-cell office:value-type="float" office:value="1">
                <text:p>1</text:p>
              </table:table-cell>
              <table:table-cell office:value-type="float" office:value="0.8640097">
                <text:p>0.86400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956357">
                <text:p>0.4956357</text:p>
              </table:table-cell>
              <table:table-cell office:value-type="float" office:value="0.4647563">
                <text:p>0.4647563</text:p>
              </table:table-cell>
              <table:table-cell office:value-type="float" office:value="1">
                <text:p>1</text:p>
              </table:table-cell>
              <table:table-cell office:value-type="float" office:value="0.8362978">
                <text:p>0.83629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672878">
                <text:p>0.4672878</text:p>
              </table:table-cell>
              <table:table-cell office:value-type="float" office:value="0.44755">
                <text:p>0.44755</text:p>
              </table:table-cell>
              <table:table-cell office:value-type="float" office:value="1">
                <text:p>1</text:p>
              </table:table-cell>
              <table:table-cell office:value-type="float" office:value="0.8139407">
                <text:p>0.81394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902174">
                <text:p>0.3902174</text:p>
              </table:table-cell>
              <table:table-cell office:value-type="float" office:value="0.4017598">
                <text:p>0.4017598</text:p>
              </table:table-cell>
              <table:table-cell office:value-type="float" office:value="1">
                <text:p>1</text:p>
              </table:table-cell>
              <table:table-cell office:value-type="float" office:value="0.7775621">
                <text:p>0.77756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